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740a1" officeooo:paragraph-rsid="001740a1"/>
    </style:style>
    <style:style style:name="P2" style:family="paragraph" style:parent-style-name="Text_20_body">
      <style:text-properties officeooo:rsid="002812c6" officeooo:paragraph-rsid="002812c6"/>
    </style:style>
    <style:style style:name="P3" style:family="paragraph" style:parent-style-name="Text_20_body">
      <style:text-properties officeooo:rsid="002812c6" officeooo:paragraph-rsid="0028cf65"/>
    </style:style>
    <style:style style:name="P4" style:family="paragraph" style:parent-style-name="Text_20_body" style:list-style-name="L1">
      <style:text-properties officeooo:rsid="001740a1" officeooo:paragraph-rsid="001740a1"/>
    </style:style>
    <style:style style:name="P5" style:family="paragraph" style:parent-style-name="Text_20_body" style:list-style-name="L1">
      <style:text-properties officeooo:rsid="001740a1" officeooo:paragraph-rsid="002365cc"/>
    </style:style>
    <style:style style:name="P6" style:family="paragraph" style:parent-style-name="Text_20_body" style:list-style-name="L1">
      <style:text-properties officeooo:rsid="002365cc" officeooo:paragraph-rsid="002365cc"/>
    </style:style>
    <style:style style:name="P7" style:family="paragraph" style:parent-style-name="Text_20_body" style:list-style-name="L1">
      <style:text-properties officeooo:rsid="0021be24" officeooo:paragraph-rsid="0021be24"/>
    </style:style>
    <style:style style:name="P8" style:family="paragraph" style:parent-style-name="Text_20_body" style:list-style-name="L1">
      <style:text-properties officeooo:rsid="0020a435" officeooo:paragraph-rsid="0020a435"/>
    </style:style>
    <style:style style:name="P9" style:family="paragraph" style:parent-style-name="Text_20_body" style:list-style-name="L1">
      <style:text-properties officeooo:rsid="001c92f2" officeooo:paragraph-rsid="001c92f2"/>
    </style:style>
    <style:style style:name="P10" style:family="paragraph" style:parent-style-name="Text_20_body" style:list-style-name="L1">
      <style:text-properties officeooo:rsid="001dc152" officeooo:paragraph-rsid="002365cc"/>
    </style:style>
    <style:style style:name="P11" style:family="paragraph" style:parent-style-name="Text_20_body" style:list-style-name="L1">
      <style:text-properties style:text-underline-style="none" officeooo:rsid="002365cc" officeooo:paragraph-rsid="002365cc"/>
    </style:style>
    <style:style style:name="P12" style:family="paragraph" style:parent-style-name="Text_20_body" style:list-style-name="L1">
      <style:text-properties style:text-underline-style="none" officeooo:rsid="0019f190" officeooo:paragraph-rsid="0025535d"/>
    </style:style>
    <style:style style:name="P13" style:family="paragraph" style:parent-style-name="Text_20_body" style:list-style-name="L1">
      <style:text-properties style:text-underline-style="none" officeooo:rsid="001b86a2" officeooo:paragraph-rsid="001b86a2"/>
    </style:style>
    <style:style style:name="P14" style:family="paragraph" style:parent-style-name="Text_20_body" style:list-style-name="L1">
      <style:text-properties style:text-underline-style="none" officeooo:rsid="001c92f2" officeooo:paragraph-rsid="001c92f2"/>
    </style:style>
    <style:style style:name="P15" style:family="paragraph" style:parent-style-name="Text_20_body" style:list-style-name="L1">
      <style:text-properties style:text-underline-style="none" officeooo:rsid="0028cf65" officeooo:paragraph-rsid="0028cf65"/>
    </style:style>
    <style:style style:name="P16" style:family="paragraph" style:parent-style-name="Text_20_body" style:list-style-name="L2">
      <style:text-properties officeooo:paragraph-rsid="0028cf65"/>
    </style:style>
    <style:style style:name="P17" style:family="paragraph" style:parent-style-name="Text_20_body" style:list-style-name="L2">
      <style:text-properties officeooo:rsid="0028cf65" officeooo:paragraph-rsid="0028cf65"/>
    </style:style>
    <style:style style:name="P18" style:family="paragraph" style:parent-style-name="Text_20_body" style:list-style-name="L2">
      <style:text-properties fo:font-style="normal" officeooo:rsid="0028cf65" officeooo:paragraph-rsid="0028cf65" style:font-style-asian="normal" style:font-style-complex="normal"/>
    </style:style>
    <style:style style:name="P19" style:family="paragraph" style:parent-style-name="Text_20_body">
      <style:text-properties fo:font-style="normal" officeooo:rsid="002812c6" officeooo:paragraph-rsid="002812c6" style:font-style-asian="normal" style:font-style-complex="normal"/>
    </style:style>
    <style:style style:name="P20" style:family="paragraph" style:parent-style-name="Heading_20_1">
      <style:text-properties officeooo:rsid="0018b244" officeooo:paragraph-rsid="0018b244"/>
    </style:style>
    <style:style style:name="P21" style:family="paragraph" style:parent-style-name="Heading_20_1">
      <style:text-properties officeooo:rsid="002812c6" officeooo:paragraph-rsid="002812c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42562"/>
    </style:style>
    <style:style style:name="T4" style:family="text">
      <style:text-properties style:text-underline-style="none" officeooo:rsid="0021be24"/>
    </style:style>
    <style:style style:name="T5" style:family="text">
      <style:text-properties style:text-underline-style="none" officeooo:rsid="002d24c8"/>
    </style:style>
    <style:style style:name="T6" style:family="text">
      <style:text-properties officeooo:rsid="001c92f2"/>
    </style:style>
    <style:style style:name="T7" style:family="text">
      <style:text-properties officeooo:rsid="001dc152"/>
    </style:style>
    <style:style style:name="T8" style:family="text">
      <style:text-properties officeooo:rsid="001fb481"/>
    </style:style>
    <style:style style:name="T9" style:family="text">
      <style:text-properties officeooo:rsid="0025535d"/>
    </style:style>
    <style:style style:name="T10" style:family="text">
      <style:text-properties officeooo:rsid="0026cb38"/>
    </style:style>
    <style:style style:name="T11" style:family="text">
      <style:text-properties fo:color="#006699" fo:font-weight="bold" officeooo:rsid="0025535d" style:font-weight-asian="bold" style:font-weight-complex="bold"/>
    </style:style>
    <style:style style:name="T12" style:family="text">
      <style:text-properties fo:color="#006699" fo:font-weight="bold" officeooo:rsid="002812c6" style:font-weight-asian="bold" style:font-weight-complex="bold"/>
    </style:style>
    <style:style style:name="T13" style:family="text">
      <style:text-properties officeooo:rsid="002812c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812c6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812c6" style:font-style-asian="normal" style:font-style-complex="normal"/>
    </style:style>
    <style:style style:name="T18" style:family="text">
      <style:text-properties fo:font-style="normal" officeooo:rsid="0028cf65" style:font-style-asian="normal" style:font-style-complex="normal"/>
    </style:style>
    <style:style style:name="T19" style:family="text">
      <style:text-properties officeooo:rsid="002a4c05"/>
    </style:style>
    <style:style style:name="T20" style:family="text">
      <style:text-properties officeooo:rsid="002e60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or Application Testing Notes</text:p>
      <text:h text:style-name="P20" text:outline-level="1">Starting from scratch</text:h>
      <text:list xml:id="list7039774479279386538" text:style-name="L1">
        <text:list-item>
          <text:p text:style-name="P4">Installed Koha and created a site named 'donortest'.</text:p>
        </text:list-item>
        <text:list-item>
          <text:p text:style-name="P6">Changed /etc/koha/sites/donortest/koha-conf.xml to set &lt;enable plugins&gt; to 1 and Koha administration → Global system preferences → Enhanced contents → Plugins: UseKohaPlugins to Enable.</text:p>
        </text:list-item>
        <text:list-item>
          <text:p text:style-name="P7">Install via sudo apt-get gcc</text:p>
        </text:list-item>
        <text:list-item>
          <text:p text:style-name="P8">Use cpan to install:<text:line-break/>Spreadsheet::<text:span text:style-name="T20">Read</text:span><text:line-break/>DateTime::Format::Excel<text:line-break/>Excel::Writer::XLSX<text:line-break/>Lingua::EN::MatchNames<text:line-break/>String::Similarity<text:line-break/><text:a xlink:type="simple" xlink:href="data::Dumper::Concise" text:style-name="Internet_20_link" text:visited-style-name="Visited_20_Internet_20_Link"><text:span text:style-name="T4">Data::Dumper::Concis</text:span></text:a><text:a xlink:type="simple" xlink:href="data::Dumper::Concise" text:style-name="Internet_20_link" text:visited-style-name="Visited_20_Internet_20_Link"><text:span text:style-name="T5">e</text:span></text:a><text:span text:style-name="T5"><text:line-break/>Spreadsheet::ReadSXC <text:s/>(If you plan to use open document format .ods)</text:span></text:p>
        </text:list-item>
        <text:list-item>
          <text:p text:style-name="P6">Tools → Tool Plugins → Upload a plugin and select donorapp.kpz</text:p>
        </text:list-item>
        <text:list-item>
          <text:p text:style-name="P6">Once the Donor Application shows up, click on <text:span text:style-name="T1">Configure</text:span><text:span text:style-name="T2"> and upload </text:span><text:span text:style-name="T3">Sample-QB-Income-accounts.xlsx.</text:span></text:p>
        </text:list-item>
        <text:list-item>
          <text:p text:style-name="P4">Added a patron category, code='BUS', description='Business' , type='Organization' for 'All branches' <text:span text:style-name="T6">and code='FUND' description='donor fund', type='Organization' for 'All branches'.</text:span></text:p>
        </text:list-item>
        <text:list-item>
          <text:p text:style-name="P9">New/updated patrons, <text:span text:style-name="T7">all with password of 'koha'.</text:span></text:p>
          <text:p text:style-name="P10">Koha Admin<text:tab/><text:tab/><text:tab/>userid=admin, super librarian<text:line-break/>Development Dire<text:span text:style-name="T10">c</text:span>tor<text:tab/>userid=test, super librarian<text:line-break/>Dev Team<text:tab/><text:tab/><text:tab/>userid=DevTeam, catalogue, tools—view system logs,<text:line-break/><text:tab/><text:tab/><text:tab/><text:tab/>plugins—tool<text:line-break/><text:span text:style-name="T8">PDQ Employee Matching Fund<text:tab/>userid=pdqfund, category=FUND</text:span><text:line-break/>(FIXME: <text:line-break/><text:span text:style-name="T8">T</text:span>here must be at least one sub-permission of tools or reports in order to get at the plugin<text:line-break/><text:span text:style-name="T8">Branch codes are meaningless for funds or other organizations which give to the library as a whole rather than one branch</text:span>). <text:line-break/></text:p>
        </text:list-item>
        <text:list-item>
          <text:p text:style-name="P5">Added new authorized value 'SCODE'</text:p>
          <text:p text:style-name="P4">BOD<text:tab/> Board Member,<text:line-break/><text:soft-page-break/>IKD <text:tab/>In-kind donor<text:line-break/>DON<text:tab/>Major donor<text:line-break/>xBOD<text:tab/>Previous board member<text:line-break/>PROS<text:tab/>Prospect<text:line-break/>PR<text:tab/>Public Relations<text:line-break/>VOL<text:tab/>Volunteer </text:p>
        </text:list-item>
        <text:list-item>
          <text:p text:style-name="P4">Added patron attribute types:</text:p>
          <text:p text:style-name="P4">FAMILY<text:tab/>Family member value is <text:span text:style-name="T1">card number</text:span><text:span text:style-name="T2"> of others in family, multiple OK<text:line-break/>MAIL<text:tab/><text:tab/>OK to mail, value is YES_NO, multiple no<text:line-break/>PUBLISH<text:tab/>OK to publish, value is YES_NO, multiple no<text:line-break/>SELECT<text:tab/>Selection codes, value is SCODE, multiple OK</text:span></text:p>
        </text:list-item>
        <text:list-item>
          <text:p text:style-name="P11">Added Joey and Sam Ballard to Ronnie Ballard's family <text:span text:style-name="T19">and gave her an alternate address.</text:span></text:p>
        </text:list-item>
        <text:list-item>
          <text:p text:style-name="P12">Koha administration → Global system preferences → Staff Client . Edit IntranetNav to <text:line-break/>“&lt;li&gt;&lt;a href='<text:span text:style-name="T9">http://</text:span><text:span text:style-name="T11">donortest-intra.machine1.emelan</text:span><text:span text:style-name="T9">/cgi-bin/koha/plugins/run.pl?class=Koha::Plugin::DonorApp&amp;method=tool</text:span>'&gt;Donor Application&lt;/a&gt;&lt;/li&gt;”<text:line-break/><text:span text:style-name="T13">Where </text:span><text:span text:style-name="T12">donortest-intra.machine1.emelan</text:span><text:span text:style-name="T13"> is the URL of the Koha intranet server. </text:span>This will put a link at the top of each page to the donor application.</text:p>
        </text:list-item>
        <text:list-item>
          <text:p text:style-name="P13"><text:span text:style-name="T6">Generated</text:span> randomly assign<text:span text:style-name="T6">ed</text:span> attributes to patrons.</text:p>
        </text:list-item>
        <text:list-item>
          <text:p text:style-name="P14">Generated 3 years of random income.</text:p>
        </text:list-item>
        <text:list-item>
          <text:p text:style-name="P15">Generated spreadsheets for 2015 income transfer.</text:p>
        </text:list-item>
      </text:list>
      <text:h text:style-name="P21" text:outline-level="1">Shortcut to testing</text:h>
      <text:p text:style-name="P2">Do steps 1 … 5 above and load donortest.sql into the Koha database. <text:s/></text:p>
      <text:p text:style-name="P2">Then do step 14 to set the correct URL.</text:p>
      <text:h text:style-name="P21" text:outline-level="1">Testing</text:h>
      <text:p text:style-name="P3">The <text:span text:style-name="T14">Testing </text:span><text:span text:style-name="T16">sub-directory contains:</text:span></text:p>
      <text:list xml:id="list3808376611280765430" text:style-name="L2">
        <text:list-item>
          <text:p text:style-name="P16"><text:span text:style-name="T18">T</text:span><text:span text:style-name="T17">he user manual, <text:s/></text:span><text:span text:style-name="T15">donorapp.odt</text:span><text:span text:style-name="T17">, </text:span></text:p>
        </text:list-item>
        <text:list-item>
          <text:p text:style-name="P17"><text:span text:style-name="T17">T</text:span><text:span text:style-name="T16">he populated Koha database, </text:span><text:span text:style-name="T14">donortest.sql</text:span></text:p>
        </text:list-item>
        <text:list-item>
          <text:p text:style-name="P18">Account description spreadsheets in .xlsx, .ods, .csv formats </text:p>
        </text:list-item>
        <text:list-item>
          <text:p text:style-name="P18">Accounting transfer spreadsheets in a variety of formats. <text:s/>Three are large. <text:s/>Two are small and contain a small subset of the large ones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2:06:27.199688190</meta:creation-date>
    <dc:date>2015-08-04T13:21:03.255868169</dc:date>
    <meta:editing-duration>PT5H38M22S</meta:editing-duration>
    <meta:editing-cycles>11</meta:editing-cycles>
    <meta:generator>LibreOffice/4.3.7.2$Linux_X86_64 LibreOffice_project/430m0$Build-2</meta:generator>
    <meta:print-date>2015-08-04T13:13:45.765728308</meta:print-date>
    <meta:document-statistic meta:table-count="0" meta:image-count="0" meta:object-count="0" meta:page-count="2" meta:paragraph-count="29" meta:word-count="409" meta:character-count="2882" meta:non-whitespace-character-count="2499"/>
  </office:meta>
</office:document-meta>
</file>